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a9b7c6" officeooo:paragraph-rsid="001fb1f7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DejaVu Sans Mono" fo:font-size="15.1999998092651pt"/>
    </style:style>
    <style:style style:name="P5" style:family="paragraph" style:parent-style-name="Preformatted_20_Text">
      <style:text-properties fo:color="#a9b7c6" style:font-name="DejaVu Sans Mono" fo:font-size="15.1999998092651pt" officeooo:paragraph-rsid="001fb1f7"/>
    </style:style>
    <style:style style:name="P6" style:family="paragraph" style:parent-style-name="Preformatted_20_Text">
      <style:text-properties fo:color="#a9b7c6" officeooo:paragraph-rsid="001fb1f7"/>
    </style:style>
    <style:style style:name="P7" style:family="paragraph" style:parent-style-name="Preformatted_20_Text">
      <style:text-properties officeooo:rsid="0021472c" officeooo:paragraph-rsid="0021472c"/>
    </style:style>
    <style:style style:name="P8" style:family="paragraph" style:parent-style-name="Preformatted_20_Text">
      <style:text-properties officeooo:paragraph-rsid="0021472c"/>
    </style:style>
    <style:style style:name="P9" style:family="paragraph" style:parent-style-name="Preformatted_20_Text">
      <style:text-properties officeooo:rsid="0022b602" officeooo:paragraph-rsid="0021472c"/>
    </style:style>
    <style:style style:name="P10" style:family="paragraph" style:parent-style-name="Preformatted_20_Text">
      <style:text-properties officeooo:rsid="0022b602" officeooo:paragraph-rsid="0022b602"/>
    </style:style>
    <style:style style:name="P11" style:family="paragraph" style:parent-style-name="Preformatted_20_Text">
      <style:text-properties officeooo:rsid="0023c19c" officeooo:paragraph-rsid="0023c19c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5.1999998092651pt"/>
    </style:style>
    <style:style style:name="T3" style:family="text">
      <style:text-properties fo:color="#6897bb"/>
    </style:style>
    <style:style style:name="T4" style:family="text">
      <style:text-properties fo:color="#6897bb" style:font-name="DejaVu Sans Mono" fo:font-size="15.1999998092651pt"/>
    </style:style>
    <style:style style:name="T5" style:family="text">
      <style:text-properties style:font-name="DejaVu Sans Mono" fo:font-size="15.1999998092651pt"/>
    </style:style>
    <style:style style:name="T6" style:family="text">
      <style:text-properties officeooo:rsid="002147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rr_6: 1.0</text:p>
      <text:p text:style-name="P11">corr_12: 0.918918918919</text:p>
      <text:p text:style-name="P11">corr_24: 0.837837837838</text:p>
      <text:p text:style-name="P11">corr_36: 0.675675675676</text:p>
      <text:p text:style-name="P11">corr_48: 0.675675675676</text:p>
      <text:p text:style-name="P11">corr_60: 0.648648648649</text:p>
      <text:p text:style-name="P11">corr_72: 0.648648648649</text:p>
      <text:p text:style-name="P11">corr_84: 0.675675675676</text:p>
      <text:p text:style-name="P11">corr_fin: 0.702702702703</text:p>
      <text:p text:style-name="P8"/>
      <text:p text:style-name="P10">corr_6: 0.953125</text:p>
      <text:p text:style-name="P10">corr_12: 0.87890625</text:p>
      <text:p text:style-name="P10">corr_24: 1.0</text:p>
      <text:p text:style-name="P10">corr_36: 0.97265625</text:p>
      <text:p text:style-name="P10">corr_48: 0.9921875</text:p>
      <text:p text:style-name="P10">corr_60: 0.99609375</text:p>
      <text:p text:style-name="P10">corr_72: 0.984375</text:p>
      <text:p text:style-name="P10">corr_84: 0.9921875</text:p>
      <text:p text:style-name="P9">corr_fin: 0.996093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5:04:19.489103055</meta:creation-date>
    <dc:date>2019-03-24T21:27:09.903085641</dc:date>
    <meta:editing-duration>PT5H22M9S</meta:editing-duration>
    <meta:editing-cycles>1</meta:editing-cycles>
    <meta:document-statistic meta:table-count="0" meta:image-count="0" meta:object-count="0" meta:page-count="1" meta:paragraph-count="18" meta:word-count="36" meta:character-count="354" meta:non-whitespace-character-count="336"/>
    <meta:generator>LibreOffice/5.1.6.2$Linux_X86_64 LibreOffice_project/10m0$Build-2</meta:generator>
  </office:meta>
</office:document-meta>
</file>